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RW Palladio L" svg:font-family="'URW Palladio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75a3a" officeooo:paragraph-rsid="00175a3a"/>
    </style:style>
    <style:style style:name="P2" style:family="paragraph" style:parent-style-name="Standard">
      <style:paragraph-properties fo:text-align="start" style:justify-single-word="false"/>
      <style:text-properties officeooo:rsid="001847a1" officeooo:paragraph-rsid="001847a1"/>
    </style:style>
    <style:style style:name="P3" style:family="paragraph" style:parent-style-name="Standard">
      <style:paragraph-properties fo:text-align="start" style:justify-single-word="false"/>
      <style:text-properties officeooo:rsid="0019e323" officeooo:paragraph-rsid="0019e323"/>
    </style:style>
    <style:style style:name="P4" style:family="paragraph" style:parent-style-name="Standard">
      <style:paragraph-properties fo:text-align="justify" style:justify-single-word="false"/>
      <style:text-properties officeooo:rsid="0019e323" officeooo:paragraph-rsid="0019e323"/>
    </style:style>
    <style:style style:name="P5" style:family="paragraph" style:parent-style-name="Standard">
      <style:paragraph-properties fo:text-align="justify" style:justify-single-word="false"/>
      <style:text-properties officeooo:rsid="001a64c8" officeooo:paragraph-rsid="001a64c8"/>
    </style:style>
    <style:style style:name="P6" style:family="paragraph" style:parent-style-name="Standard">
      <style:paragraph-properties fo:text-align="justify" style:justify-single-word="false"/>
      <style:text-properties officeooo:rsid="001847a1" officeooo:paragraph-rsid="001847a1"/>
    </style:style>
    <style:style style:name="P7" style:family="paragraph" style:parent-style-name="Standard">
      <style:paragraph-properties fo:text-align="justify" style:justify-single-word="false"/>
      <style:text-properties officeooo:rsid="00175a3a" officeooo:paragraph-rsid="00175a3a"/>
    </style:style>
    <style:style style:name="P8" style:family="paragraph" style:parent-style-name="Heading_20_1">
      <style:paragraph-properties fo:text-align="center" style:justify-single-word="false"/>
      <style:text-properties style:font-name="URW Palladio L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" style:family="text">
      <style:text-properties officeooo:rsid="001ab06d"/>
    </style:style>
    <style:style style:name="T2" style:family="text">
      <style:text-properties officeooo:rsid="001b35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ASSIGNMENT (DAY <text:span text:style-name="T2">2</text:span>)</text:h>
      <text:p text:style-name="P3"/>
      <text:p text:style-name="P3"/>
      <text:p text:style-name="P4">1. <text:s text:c="3"/>select fb_author.name from fb_author, fb_post where fb_author.id= fb_post.author and char_length(fb_post.text)&lt;10; </text:p>
      <text:p text:style-name="P2"/>
      <text:p text:style-name="P2"/>
      <text:p text:style-name="P5">2. <text:s text:c="3"/>select fb_author.name, fb_post.text, count(fb_post.author)post_count from fb_author, fb_post where fb_author.id= fb_post.author group by fb_post.author having post_count&gt;<text:span text:style-name="T1">80</text:span>; </text:p>
      <text:p text:style-name="P2"/>
      <text:p text:style-name="P2"/>
      <text:p text:style-name="P6">5. <text:s text:c="3"/>select fb_author.name, fb_author.city, fb_author.country from fb_author, fb_post where fb_author.id= fb_post.author and fb_post.text like '%Hello%'; </text:p>
      <text:p text:style-name="P7"/>
      <text:p text:style-name="P1"/>
      <text:p text:style-name="P7">6. <text:s text:c="3"/>select fb_author.name, fb_comment.text from fb_author, fb_comment where fb_author.id= fb_comment.author and fb_comment.post in (select fb_comment.post from fb_comment, fb_author, fb_post where fb_author.id= fb_post.author and fb_post.id= fb_comment.post and fb_author.name= 'Leonardo') and fb_author.age&lt;60;</text:p>
      <text:p text:style-name="P1"/>
      <text:p text:style-name="P1"/>
      <text:p text:style-name="P7">7. <text:s text:c="3"/>select fb_author.name, fb_comment.text from fb_author, fb_comment where fb_author.id= fb_comment.author and fb_comment.post in (select fb_comment.post from fb_comment, fb_author, fb_post where fb_author.id= fb_post.author and fb_post.id= fb_comment.post and fb_author.city= 'Durgapur') and fb_author.gender= 'female';</text:p>
      <text:p text:style-name="P1"/>
      <text:p text:style-name="P1"/>
      <text:p text:style-name="P6">8. <text:s text:c="3"/>alter table fb_author add address varchar(2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RW Palladio L" svg:font-family="'URW Palladio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6T14:27:36.216308082</meta:creation-date>
    <dc:date>2014-09-07T13:01:19.560936666</dc:date>
    <meta:editing-duration>PT9M23S</meta:editing-duration>
    <meta:editing-cycles>4</meta:editing-cycles>
    <meta:generator>LibreOffice/4.2.4.2$Linux_X86_64 LibreOffice_project/420m0$Build-2</meta:generator>
    <meta:document-statistic meta:table-count="0" meta:image-count="0" meta:object-count="0" meta:page-count="1" meta:paragraph-count="7" meta:word-count="113" meta:character-count="1161" meta:non-whitespace-character-count="1034"/>
  </office:meta>
</office:document-meta>
</file>